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BA3E" style:cell-protec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89898" style:cell-protec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89898" style:cell-protec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89898"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4A4A7" style:cell-protec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4A4A7" style:cell-protec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BA3E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0065D9" style:font-name="Arial" style:font-name-asian="Arial" style:font-name-complex="Arial" fo:font-size="7pt" style:font-size-asian="7pt" style:font-size-complex="7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4pt" style:font-size-asian="4pt" style:font-size-complex="4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justify"/>
      <style:text-properties fo:color="#000000" style:font-name="Arial" style:font-name-asian="Arial" style:font-name-complex="Arial" fo:font-size="4pt" style:font-size-asian="4pt" style:font-size-complex="4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4pt" style:font-size-asian="4pt" style:font-size-complex="4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0.02645833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0529166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9.95pt" style:use-optimal-row-height="false" fo:break-before="auto"/>
    </style:style>
    <style:style style:name="ro4" style:family="table-row">
      <style:table-row-properties style:row-height="12.95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ge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16359" table:default-cell-style-name="ce1"/>
        <table:table-row table:style-name="ro1">
          <table:table-cell office:value-type="string" table:number-columns-spanned="17" table:number-rows-spanned="1" table:style-name="ce30">
            <text:p>Despesas com Cartão Corporativo e Suprimento de Fundos</text:p>
          </table:table-cell>
          <table:covered-table-cell table:number-columns-repeated="16"/>
          <table:table-cell table:style-name="ce2"/>
          <table:table-cell office:value-type="string" table:number-columns-spanned="7" table:number-rows-spanned="1" table:style-name="ce31">
            <text:p>outubro/2023</text:p>
          </table:table-cell>
          <table:covered-table-cell table:number-columns-repeated="6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5 - PR-MG - PROCURADORIA DA REPUBLICA - MINAS GERAI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DRE GUSTAVO GOMES AMARAL - CPF: 822.942.406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8/09/2023 a 18/10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2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10/2023</text:p>
          </table:table-cell>
          <table:covered-table-cell/>
          <table:table-cell office:value-type="string" table:number-columns-spanned="8" table:number-rows-spanned="1" table:style-name="ce22">
            <text:p>SAULO VICTOR AFRANIO RODRIGUES SILVA</text:p>
          </table:table-cell>
          <table:covered-table-cell table:number-columns-repeated="7"/>
          <table:table-cell office:value-type="string" table:number-columns-spanned="3" table:number-rows-spanned="1" table:style-name="ce21">
            <text:p>27.992.606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REPARO CADEIRA DO PROCURADOR CHEF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LEUVIO LUIZ PEDROSA - CPF: 005.231.216-0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09/2023 a 28/10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5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3/10/2023</text:p>
          </table:table-cell>
          <table:covered-table-cell/>
          <table:table-cell office:value-type="string" table:number-columns-spanned="8" table:number-rows-spanned="1" table:style-name="ce22">
            <text:p>CARIMBOS TUPINAMBAS LTDA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08.112.572/0001-74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COLETORES DE IMPRESSÃO DIGITAL PARA PREENCHIMENTO DOS FORMULÁRIOS DE SOLICITAÇÃO DAS CARTEIRAS DE IDENTIDADE FUNCIONAL DOS SERVIDORES DAS UNIDADES MUNICIPAI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0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MMANUELLE MOREIRA GOMES LINHARES - CPF: 051.212.396-9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9/09/2023 a 29/10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6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10/2023</text:p>
          </table:table-cell>
          <table:covered-table-cell/>
          <table:table-cell office:value-type="string" table:number-columns-spanned="8" table:number-rows-spanned="1" table:style-name="ce22">
            <text:p>CARVALHO E GARDING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71.118.939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GÁS DE COZINHA PARA O MPF EM IPATING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4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IA DE FATIMA SILVA - CPF: 664.213.306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2/09/2023 a 21/10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3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10/2023</text:p>
          </table:table-cell>
          <table:covered-table-cell/>
          <table:table-cell office:value-type="string" table:number-columns-spanned="8" table:number-rows-spanned="1" table:style-name="ce22">
            <text:p>DIEGO AMÉRICO RIBEIRO 08458176637</text:p>
          </table:table-cell>
          <table:covered-table-cell table:number-columns-repeated="7"/>
          <table:table-cell office:value-type="string" table:number-columns-spanned="3" table:number-rows-spanned="1" table:style-name="ce21">
            <text:p>33.130.371/0001-4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PARA CONSERTO DA FECHADURA DO PORTÃO SOCIAL DA SEDE DA PROCURADORIA DE DIVINÓPOLI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3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OSMARIO ABREU - CPF: 032.137.266-2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10/2023 a 15/11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8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10/2023</text:p>
          </table:table-cell>
          <table:covered-table-cell/>
          <table:table-cell office:value-type="string" table:number-columns-spanned="8" table:number-rows-spanned="1" table:style-name="ce22">
            <text:p>CACIQUE HOME CENTER</text:p>
          </table:table-cell>
          <table:covered-table-cell table:number-columns-repeated="7"/>
          <table:table-cell office:value-type="string" table:number-columns-spanned="3" table:number-rows-spanned="1" table:style-name="ce21">
            <text:p>16.950.529/0003-78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PREDIAL DA PRM-GV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5,95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7 - PR-PB - PROCURADORIA DA REPUBLICA - PARAIB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RACE GALVAO RIBEIRO - CPF: 759.447.584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07/2023 a 25/10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12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10/2023</text:p>
          </table:table-cell>
          <table:covered-table-cell/>
          <table:table-cell office:value-type="string" table:number-columns-spanned="8" table:number-rows-spanned="1" table:style-name="ce22">
            <text:p>A BAGUNÇA</text:p>
          </table:table-cell>
          <table:covered-table-cell table:number-columns-repeated="7"/>
          <table:table-cell office:value-type="string" table:number-columns-spanned="3" table:number-rows-spanned="1" table:style-name="ce21">
            <text:p>08.531.328/0001-46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CONFECÇÃO DE BROCHES DO OUTUBRO ROS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10/2023</text:p>
          </table:table-cell>
          <table:covered-table-cell/>
          <table:table-cell office:value-type="string" table:number-columns-spanned="8" table:number-rows-spanned="1" table:style-name="ce22">
            <text:p>EMPREENDIMENTOS PAGUE MENOS SA</text:p>
          </table:table-cell>
          <table:covered-table-cell table:number-columns-repeated="7"/>
          <table:table-cell office:value-type="string" table:number-columns-spanned="3" table:number-rows-spanned="1" table:style-name="ce21">
            <text:p>06.626.253/0697-80</text:p>
          </table:table-cell>
          <table:covered-table-cell table:number-columns-repeated="2"/>
          <table:table-cell office:value-type="string" table:number-columns-spanned="10" table:number-rows-spanned="1" table:style-name="ce23">
            <text:p>MEDICAMENTOS PARA O SETOR MÉDICO DA PRPB</text:p>
          </table:table-cell>
          <table:covered-table-cell table:number-columns-repeated="9"/>
          <table:table-cell office:value-type="string" table:number-columns-spanned="2" table:number-rows-spanned="1" table:style-name="ce24">
            <text:p>R$ 234,2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10/2023</text:p>
          </table:table-cell>
          <table:covered-table-cell/>
          <table:table-cell office:value-type="string" table:number-columns-spanned="8" table:number-rows-spanned="1" table:style-name="ce22">
            <text:p>FERREIRA COSTA</text:p>
          </table:table-cell>
          <table:covered-table-cell table:number-columns-repeated="7"/>
          <table:table-cell office:value-type="string" table:number-columns-spanned="3" table:number-rows-spanned="1" table:style-name="ce21">
            <text:p>10.230.480/0024-27</text:p>
          </table:table-cell>
          <table:covered-table-cell table:number-columns-repeated="2"/>
          <table:table-cell office:value-type="string" table:number-columns-spanned="10" table:number-rows-spanned="1" table:style-name="ce23">
            <text:p>COLA PARA CARPETE E BATERIA PARA USO DA MANUTENÇÃO DA PRPB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5,7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10/2023</text:p>
          </table:table-cell>
          <table:covered-table-cell/>
          <table:table-cell office:value-type="string" table:number-columns-spanned="8" table:number-rows-spanned="1" table:style-name="ce22">
            <text:p>O MESTRE MATERIAIS DE CONSTRU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778.553/0001-70</text:p>
          </table:table-cell>
          <table:covered-table-cell table:number-columns-repeated="2"/>
          <table:table-cell office:value-type="string" table:number-columns-spanned="10" table:number-rows-spanned="1" table:style-name="ce23">
            <text:p>ARGAMASSA COLANTE PARA COMPLEMENTO DO ASSENTAMENTO DO PISO DA RAMPA LATER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71,24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SE PEREIRA DOS SANTOS - CPF: 845.322.208-8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5/07/2023 a 22/10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11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10/2023</text:p>
          </table:table-cell>
          <table:covered-table-cell/>
          <table:table-cell office:value-type="string" table:number-columns-spanned="8" table:number-rows-spanned="1" table:style-name="ce22">
            <text:p>GRAN SAT COMERCI. DE ELETRO ELE.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1.883.649/0001-60</text:p>
          </table:table-cell>
          <table:covered-table-cell table:number-columns-repeated="2"/>
          <table:table-cell office:value-type="string" table:number-columns-spanned="10" table:number-rows-spanned="1" table:style-name="ce23">
            <text:p>NÃO HÁ DISPONIBILIDADE NO ESTOQUE DA SELOG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UCIANA DE MEDEIROS ARAUJO - CPF: 083.251.924-3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5/07/2023 a 22/10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11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10/2023</text:p>
          </table:table-cell>
          <table:covered-table-cell/>
          <table:table-cell office:value-type="string" table:number-columns-spanned="8" table:number-rows-spanned="1" table:style-name="ce22">
            <text:p>SUPERMERCADO MOREIRA E MEL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1.127.085/0001-43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DE CONSUMO PARA UTILIZAÇÃO NA PRM-SOU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7,33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3 - PR-RJ - PROCURADORIA DA REPUBLICA - RIO DE JANEIR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HUMBERTO DE DEUS PINNA JUNIOR - CPF: 964.013.707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07/2023 a 13/10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10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10/2023</text:p>
          </table:table-cell>
          <table:covered-table-cell/>
          <table:table-cell office:value-type="string" table:number-columns-spanned="8" table:number-rows-spanned="1" table:style-name="ce22">
            <text:p>INHOUSEAST COMÉRCIO DE EQUIP. DE INF.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2.184.759/0004-01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PARA ATENDER AS OBRAS DO MEMORIAL DA PR-RJ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ULIO BAPTISTA CORREA - CPF: 113.933.027-6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8/2023 a 07/11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14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10/2023</text:p>
          </table:table-cell>
          <table:covered-table-cell/>
          <table:table-cell office:value-type="string" table:number-columns-spanned="8" table:number-rows-spanned="1" table:style-name="ce22">
            <text:p>SANTOS CARNEIRO MAT ELET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1.116.882/0001-89</text:p>
          </table:table-cell>
          <table:covered-table-cell table:number-columns-repeated="2"/>
          <table:table-cell office:value-type="string" table:number-columns-spanned="10" table:number-rows-spanned="1" table:style-name="ce23">
            <text:p>O BANHEIRO DO GABINETE DO PRIMEIRO ANDAR DA PRM APRESENTOU DEFEITO DE VAZAMENTO E PRECISOU TER O KIT REPARO SUBSTITUÍD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9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10/2023</text:p>
          </table:table-cell>
          <table:covered-table-cell/>
          <table:table-cell office:value-type="string" table:number-columns-spanned="8" table:number-rows-spanned="1" table:style-name="ce22">
            <text:p>FERRAGENS NOEL DA SERR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7.591.882/0001-63</text:p>
          </table:table-cell>
          <table:covered-table-cell table:number-columns-repeated="2"/>
          <table:table-cell office:value-type="string" table:number-columns-spanned="10" table:number-rows-spanned="1" table:style-name="ce23">
            <text:p>O BANHEIRO DE UM DOS GABINETES DA PRM APRESENTOU DEFEITOS NA DESCARGA, SENDO NECESSÁRIA A AQUISIÇÃO DE UM KIT REPARO NOV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7,1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3/10/2023</text:p>
          </table:table-cell>
          <table:covered-table-cell/>
          <table:table-cell office:value-type="string" table:number-columns-spanned="8" table:number-rows-spanned="1" table:style-name="ce22">
            <text:p>C. H. G. ENERGIA PURA</text:p>
          </table:table-cell>
          <table:covered-table-cell table:number-columns-repeated="7"/>
          <table:table-cell office:value-type="string" table:number-columns-spanned="3" table:number-rows-spanned="1" table:style-name="ce21">
            <text:p>31.175.700/0001-40</text:p>
          </table:table-cell>
          <table:covered-table-cell table:number-columns-repeated="2"/>
          <table:table-cell office:value-type="string" table:number-columns-spanned="10" table:number-rows-spanned="1" table:style-name="ce23">
            <text:p>O PISO DA GARAGEM DA PRM PRECISOU PASSAR POR REPAROS E ASACABEMNTO, NO INTUITO DE EVITAR DANOS AOS VEÍCULOS DOS PROCURADORES E VIATURAS OFICIAIS, QUE UTILIZAM O ESPAÇ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7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3/10/2023</text:p>
          </table:table-cell>
          <table:covered-table-cell/>
          <table:table-cell office:value-type="string" table:number-columns-spanned="8" table:number-rows-spanned="1" table:style-name="ce22">
            <text:p>BILLNICUS COMERCIO DE MADEIRAS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1.258.015/0001-17</text:p>
          </table:table-cell>
          <table:covered-table-cell table:number-columns-repeated="2"/>
          <table:table-cell office:value-type="string" table:number-columns-spanned="10" table:number-rows-spanned="1" table:style-name="ce23">
            <text:p>A PRM NÃO DISPÕE DE CAIXA DE AREIA PARA MUNICIAMENTO E DESMUNICIAMENTO. PARA QUE TAL PROCEDIMENTO PUDESSE SER REALIZADO COM SEGURANÇA PELOS AGENTES, FOI ADQUIRIDO O MATER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2,15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ULISSES MANHAES DA SILVA - CPF: 072.199.917-4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0/06/2023 a 15/09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5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0/2023</text:p>
          </table:table-cell>
          <table:covered-table-cell/>
          <table:table-cell office:value-type="string" table:number-columns-spanned="8" table:number-rows-spanned="1" table:style-name="ce22">
            <text:p>F. J. F. COMERCIO DE PLASTICOS E METAI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6.232.644/0001-91</text:p>
          </table:table-cell>
          <table:covered-table-cell table:number-columns-repeated="2"/>
          <table:table-cell office:value-type="string" table:number-columns-spanned="10" table:number-rows-spanned="1" table:style-name="ce23">
            <text:p>BATERIAS PARA TROCA NA PLACA MÃE DOS COMPUTADORES, VISTO QUE AS ANTERIORES JÁ NÃO ESTÃO MAIS ARMAZENANDO CARG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,96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380006 - PR-RR - PROCURADORIA DA REPUBLICA - RORAIM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KELBEN FERREIRA DOS SANTOS - CPF: 082.484.894-2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1/09/2023 a 29/09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19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3/10/2023</text:p>
          </table:table-cell>
          <table:covered-table-cell/>
          <table:table-cell office:value-type="string" table:number-columns-spanned="8" table:number-rows-spanned="1" table:style-name="ce22">
            <text:p>CLIMAR REFRIGERAÇÃO</text:p>
          </table:table-cell>
          <table:covered-table-cell table:number-columns-repeated="7"/>
          <table:table-cell office:value-type="string" table:number-columns-spanned="3" table:number-rows-spanned="1" table:style-name="ce21">
            <text:p>37.004.592/0001-20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DE CENTRAL DE AR OCORRIDA DE FORMA EMERGENCIAL (SALA DE REUNIÕES). NOVA EMPRESA CONTRATA AINDA NÃO HAVIA INICIADO SUAS ATIVIDADES NA PR-R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7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1 - PR-RS - PROCURADORIA DA REPUBLICA - RIO GRANDE DO SUL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DILSON NUNES RODRIGUEIRO - CPF: 550.664.530-9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7/2023 a 10/10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9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3/10/2023</text:p>
          </table:table-cell>
          <table:covered-table-cell/>
          <table:table-cell office:value-type="string" table:number-columns-spanned="8" table:number-rows-spanned="1" table:style-name="ce22">
            <text:p>ROSA MOREIRA</text:p>
          </table:table-cell>
          <table:covered-table-cell table:number-columns-repeated="7"/>
          <table:table-cell office:value-type="string" table:number-columns-spanned="3" table:number-rows-spanned="1" table:style-name="ce21">
            <text:p>30.149.483/0001-51</text:p>
          </table:table-cell>
          <table:covered-table-cell table:number-columns-repeated="2"/>
          <table:table-cell office:value-type="string" table:number-columns-spanned="10" table:number-rows-spanned="1" table:style-name="ce23">
            <text:p>TRATA-SE DE CONTRATAÇÃO DE SERVIÇO DE MANUTENÇÃO DE APARELHO DE AR-CONDICIONADO DA SALA 202 DA PRM/NOVO HAMBURGO. TENDO EM CONTA QUE O PRESTADOR QUE OFERECEU O MELHOR ORÇAMENTO NÃO POSSUÍA MÁQUINA DE CARTÃO DE CRÉDITO, SACOU-SE O VALOR PARA EFETIVAÇÃO DO PAGAMEN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5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58 - PR-SC - PROCURADORIA DA REPUBLICA - SANTA CATARIN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A LUCIA VIEIRA FONTANELLA - CPF: 593.909.059-1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4/07/2023 a 20/10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11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10/2023</text:p>
          </table:table-cell>
          <table:covered-table-cell/>
          <table:table-cell office:value-type="string" table:number-columns-spanned="8" table:number-rows-spanned="1" table:style-name="ce22">
            <text:p>COMPENSADOS FERNAND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718.661/0002-38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IS PARA UTILIZAÇÃO EM MANUTENÇÃO PREDIAL E SERVIÇOS DIVERSOS NA PRSC - T.ROCA DA NF 27114/DEVOLUÇÃO: 28597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38,0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10/2023</text:p>
          </table:table-cell>
          <table:covered-table-cell/>
          <table:table-cell office:value-type="string" table:number-columns-spanned="8" table:number-rows-spanned="1" table:style-name="ce22">
            <text:p>JOCELI OLIVIO VIRTUOSO</text:p>
          </table:table-cell>
          <table:covered-table-cell table:number-columns-repeated="7"/>
          <table:table-cell office:value-type="string" table:number-columns-spanned="3" table:number-rows-spanned="1" table:style-name="ce21">
            <text:p>08.691.204/0001-28</text:p>
          </table:table-cell>
          <table:covered-table-cell table:number-columns-repeated="2"/>
          <table:table-cell office:value-type="string" table:number-columns-spanned="10" table:number-rows-spanned="1" table:style-name="ce23">
            <text:p>CÓPIAS DAS CHAVES DO AUDITÓRIO LOCALIZADO NA TORRE 3 DESTA PROCURADORI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ICHELINE GARCIA CAVALCANTI DE ALMEIDA - CPF: 910.205.739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07/2023 a 10/10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9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10/2023</text:p>
          </table:table-cell>
          <table:covered-table-cell/>
          <table:table-cell office:value-type="string" table:number-columns-spanned="8" table:number-rows-spanned="1" table:style-name="ce22">
            <text:p>RAIA DROGASIL S/A</text:p>
          </table:table-cell>
          <table:covered-table-cell table:number-columns-repeated="7"/>
          <table:table-cell office:value-type="string" table:number-columns-spanned="3" table:number-rows-spanned="1" table:style-name="ce21">
            <text:p>61.585.865/0640-4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SUPRIMENTOS PARA UTILIZAÇÃO NA PRM-CRICIÚMA/SC (ELEVADOR)</text:p>
          </table:table-cell>
          <table:covered-table-cell table:number-columns-repeated="9"/>
          <table:table-cell office:value-type="string" table:number-columns-spanned="2" table:number-rows-spanned="1" table:style-name="ce24">
            <text:p>R$ 27,97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9 - PR-SP - PROCURADORIA DA REPUBLICA - SAO PAUL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ATIA ELIANA DE OLIVEIRA SERAFIM - CPF: 062.047.788-1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30/08/2023 a 23/11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18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4/10/2023</text:p>
          </table:table-cell>
          <table:covered-table-cell/>
          <table:table-cell office:value-type="string" table:number-columns-spanned="8" table:number-rows-spanned="1" table:style-name="ce22">
            <text:p>CONCESSIONÁ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5-81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ÁGIO NAS VIAGENS REALIZADA EM 04 E 05.10.23 PELO ASI GILVANN CARLOS FERREIRA PARA CONDUZIR PROCURADORA DA REPÚBLICA EM DILIGÊNCIAS NAS CIDADES DE TUPI PAULISTA E DRACEN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,5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4/10/2023</text:p>
          </table:table-cell>
          <table:covered-table-cell/>
          <table:table-cell office:value-type="string" table:number-columns-spanned="8" table:number-rows-spanned="1" table:style-name="ce22">
            <text:p>CONCESSIONÁ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5-81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ÁGIO NAS VIAGENS REALIZADA EM 04 E 05.10.23 PELO ASI GILVANN CARLOS FERREIRA PARA CONDUZIR PROCURADORA DA REPÚBLICA EM DILIGÊNCIAS NAS CIDADES DE TUPI PAULISTA E DRACEN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,5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5/10/2023</text:p>
          </table:table-cell>
          <table:covered-table-cell/>
          <table:table-cell office:value-type="string" table:number-columns-spanned="8" table:number-rows-spanned="1" table:style-name="ce22">
            <text:p>CONCESSIONÁ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5-81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ÁGIO NAS VIAGENS REALIZADA EM 04 E 05.10.23 PELO ASI GILVANN CARLOS FERREIRA PARA CONDUZIR PROCURADORA DA REPÚBLICA EM DILIGÊNCIAS NAS CIDADES DE TUPI PAULISTA E DRACEN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,5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5/10/2023</text:p>
          </table:table-cell>
          <table:covered-table-cell/>
          <table:table-cell office:value-type="string" table:number-columns-spanned="8" table:number-rows-spanned="1" table:style-name="ce22">
            <text:p>CONCESSIONÁRIA AUTO RAPOSO TAVARE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531.501/0005-81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ÁGIO NAS VIAGENS REALIZADA EM 04 E 05.10.23 PELO ASI GILVANN CARLOS FERREIRA PARA CONDUZIR PROCURADORA DA REPÚBLICA EM DILIGÊNCIAS NAS CIDADES DE TUPI PAULISTA E DRACEN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,50</text:p>
          </table:table-cell>
          <table:covered-table-cell/>
          <table:table-cell table:number-columns-repeated="16359"/>
        </table:table-row>
        <table:table-row table:style-name="ro3">
          <table:table-cell table:style-name="ce9"/>
          <table:table-cell office:value-type="string" table:number-columns-spanned="8" table:number-rows-spanned="1" table:style-name="ce26">
            <text:p>Fonte da Informação: Sistema de Gestão Administrativa (SGA)</text:p>
          </table:table-cell>
          <table:covered-table-cell table:number-columns-repeated="7"/>
          <table:table-cell table:number-columns-repeated="15" table:style-name="ce10"/>
          <table:table-cell table:style-name="ce11"/>
          <table:table-cell table:number-columns-repeated="16359"/>
        </table:table-row>
        <table:table-row table:style-name="ro3">
          <table:table-cell table:style-name="ce9"/>
          <table:table-cell table:number-columns-repeated="4" table:style-name="ce10"/>
          <table:table-cell office:value-type="string" table:number-columns-spanned="2" table:number-rows-spanned="1" table:style-name="ce26">
            <text:p>06/11/2023</text:p>
          </table:table-cell>
          <table:covered-table-cell/>
          <table:table-cell table:style-name="ce12"/>
          <table:table-cell table:number-columns-repeated="16" table:style-name="ce10"/>
          <table:table-cell table:style-name="ce11"/>
          <table:table-cell table:number-columns-repeated="16359"/>
        </table:table-row>
        <table:table-row table:number-rows-repeated="1048508" table:style-name="ro6">
          <table:table-cell table:number-columns-repeated="16384"/>
        </table:table-row>
      </table:table>
      <table:named-expressions>
        <table:named-range table:name="JR_PAGE_ANCHOR_0_1" table:cell-range-address="Page_1.$A$1" table:base-cell-address="Pag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3-11-06T23:48:06Z</meta:creation-date>
    <dc:date>2023-11-06T23:48:06Z</dc:date>
  </office:meta>
</office:document-meta>
</file>